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c024" officeooo:paragraph-rsid="0018c024"/>
    </style:style>
    <style:style style:name="P2" style:family="paragraph" style:parent-style-name="Standard">
      <style:text-properties officeooo:rsid="001a8fde" officeooo:paragraph-rsid="001a8fde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cb6dc" officeooo:paragraph-rsid="001cb6dc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8c024" officeooo:paragraph-rsid="0018c024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a8fde" officeooo:paragraph-rsid="001a8fde" style:font-weight-asian="bold" style:font-weight-complex="bold"/>
    </style:style>
    <style:style style:name="P6" style:family="paragraph" style:parent-style-name="Standard">
      <style:text-properties officeooo:rsid="0018c024" officeooo:paragraph-rsid="0018c024"/>
    </style:style>
    <style:style style:name="P7" style:family="paragraph" style:parent-style-name="Standard">
      <style:text-properties style:text-underline-style="solid" style:text-underline-width="auto" style:text-underline-color="font-color" officeooo:rsid="0024c373" officeooo:paragraph-rsid="0024c373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9690c" officeooo:paragraph-rsid="0029690c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ef506" officeooo:paragraph-rsid="002ef506" style:font-weight-asian="bold" style:font-weight-complex="bold"/>
    </style:style>
    <style:style style:name="P10" style:family="paragraph" style:parent-style-name="Standard">
      <style:text-properties style:text-underline-style="none" officeooo:rsid="0024c373" officeooo:paragraph-rsid="0024c373"/>
    </style:style>
    <style:style style:name="P11" style:family="paragraph" style:parent-style-name="Standard">
      <style:text-properties style:text-underline-style="none" fo:font-weight="normal" officeooo:rsid="0029690c" officeooo:paragraph-rsid="0029690c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ac0da" officeooo:paragraph-rsid="002ac0da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2ef506" officeooo:paragraph-rsid="003037a1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38fbad" officeooo:paragraph-rsid="0038fbad" style:font-weight-asian="normal" style:font-weight-complex="normal"/>
    </style:style>
    <style:style style:name="P15" style:family="paragraph" style:parent-style-name="Standard">
      <style:text-properties officeooo:rsid="001a8fde" officeooo:paragraph-rsid="001a8fde"/>
    </style:style>
    <style:style style:name="P16" style:family="paragraph" style:parent-style-name="Standard">
      <style:text-properties fo:font-style="italic" style:text-underline-style="solid" style:text-underline-width="auto" style:text-underline-color="font-color" fo:font-weight="bold" officeooo:rsid="0049781c" officeooo:paragraph-rsid="0049781c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italic" style:text-underline-style="solid" style:text-underline-width="auto" style:text-underline-color="font-color" fo:font-weight="bold" officeooo:rsid="004b7651" officeooo:paragraph-rsid="004b7651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style="normal" style:text-underline-style="solid" style:text-underline-width="auto" style:text-underline-color="font-color" fo:font-weight="bold" officeooo:rsid="003d7466" officeooo:paragraph-rsid="003d7466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style:text-underline-style="solid" style:text-underline-width="auto" style:text-underline-color="font-color" fo:font-weight="bold" officeooo:rsid="003d7466" officeooo:paragraph-rsid="003f5f70" style:font-style-asian="normal" style:font-weight-asian="bold" style:font-style-complex="normal" style:font-weight-complex="bold"/>
    </style:style>
    <style:style style:name="T1" style:family="text">
      <style:text-properties officeooo:rsid="0019f8f3"/>
    </style:style>
    <style:style style:name="T2" style:family="text">
      <style:text-properties officeooo:rsid="001becbf"/>
    </style:style>
    <style:style style:name="T3" style:family="text">
      <style:text-properties officeooo:rsid="001cb6dc"/>
    </style:style>
    <style:style style:name="T4" style:family="text">
      <style:text-properties officeooo:rsid="001e9208"/>
    </style:style>
    <style:style style:name="T5" style:family="text">
      <style:text-properties officeooo:rsid="00207158"/>
    </style:style>
    <style:style style:name="T6" style:family="text">
      <style:text-properties officeooo:rsid="00227782"/>
    </style:style>
    <style:style style:name="T7" style:family="text">
      <style:text-properties officeooo:rsid="00240ce2"/>
    </style:style>
    <style:style style:name="T8" style:family="text">
      <style:text-properties fo:color="#ff1744" loext:opacity="100%" officeooo:rsid="001e9208"/>
    </style:style>
    <style:style style:name="T9" style:family="text">
      <style:text-properties officeooo:rsid="00244ff7"/>
    </style:style>
    <style:style style:name="T10" style:family="text">
      <style:text-properties officeooo:rsid="0024c373"/>
    </style:style>
    <style:style style:name="T11" style:family="text">
      <style:text-properties officeooo:rsid="00253fd0"/>
    </style:style>
    <style:style style:name="T12" style:family="text">
      <style:text-properties officeooo:rsid="0026a252"/>
    </style:style>
    <style:style style:name="T13" style:family="text">
      <style:text-properties officeooo:rsid="002ac0da"/>
    </style:style>
    <style:style style:name="T14" style:family="text">
      <style:text-properties officeooo:rsid="002b39f9"/>
    </style:style>
    <style:style style:name="T15" style:family="text">
      <style:text-properties officeooo:rsid="002c8586"/>
    </style:style>
    <style:style style:name="T16" style:family="text">
      <style:text-properties officeooo:rsid="002dfb5d"/>
    </style:style>
    <style:style style:name="T17" style:family="text">
      <style:text-properties officeooo:rsid="002fe1ce"/>
    </style:style>
    <style:style style:name="T18" style:family="text">
      <style:text-properties officeooo:rsid="003037a1"/>
    </style:style>
    <style:style style:name="T19" style:family="text">
      <style:text-properties officeooo:rsid="0032357c"/>
    </style:style>
    <style:style style:name="T20" style:family="text">
      <style:text-properties officeooo:rsid="00358bf0"/>
    </style:style>
    <style:style style:name="T21" style:family="text">
      <style:text-properties officeooo:rsid="00369486"/>
    </style:style>
    <style:style style:name="T22" style:family="text">
      <style:text-properties officeooo:rsid="0037eef4"/>
    </style:style>
    <style:style style:name="T23" style:family="text">
      <style:text-properties officeooo:rsid="003938c6"/>
    </style:style>
    <style:style style:name="T24" style:family="text">
      <style:text-properties officeooo:rsid="003ba4ee"/>
    </style:style>
    <style:style style:name="T25" style:family="text">
      <style:text-properties officeooo:rsid="003bf3c2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style:text-underline-style="none" fo:font-weight="normal" officeooo:rsid="003f5f70" style:font-weight-asian="normal" style:font-weight-complex="normal"/>
    </style:style>
    <style:style style:name="T28" style:family="text">
      <style:text-properties style:text-underline-style="none" fo:font-weight="normal" officeooo:rsid="0040bfd0" style:font-weight-asian="normal" style:font-weight-complex="normal"/>
    </style:style>
    <style:style style:name="T29" style:family="text">
      <style:text-properties style:text-underline-style="none" fo:font-weight="normal" officeooo:rsid="004132fd" style:font-weight-asian="normal" style:font-weight-complex="normal"/>
    </style:style>
    <style:style style:name="T30" style:family="text">
      <style:text-properties style:text-underline-style="none" fo:font-weight="normal" officeooo:rsid="00423a9e" style:font-weight-asian="normal" style:font-weight-complex="normal"/>
    </style:style>
    <style:style style:name="T31" style:family="text">
      <style:text-properties style:text-underline-style="none" fo:font-weight="normal" officeooo:rsid="00441b59" style:font-weight-asian="normal" style:font-weight-complex="normal"/>
    </style:style>
    <style:style style:name="T3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4b7651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4bc215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4bf7c7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Gameplay </text:span>Ideen:</text:p>
      <text:p text:style-name="P1"/>
      <text:p text:style-name="P1">- Turm/Höhle → high Risk/high Reward mit großer Death penalty</text:p>
      <text:p text:style-name="P1">- Base <text:span text:style-name="T1">in der Grindzone</text:span> zum farmen</text:p>
      <text:p text:style-name="P1">- Zeitsystem (gute/schlechte Events)</text:p>
      <text:p text:style-name="P1">- Progression 70% aus Grindzone und 30% aus Turm/Höhle</text:p>
      <text:p text:style-name="P1">- <text:span text:style-name="T1">Turm/Höhle besteht aus Ebenen/Zonen (→ random)</text:span></text:p>
      <text:p text:style-name="P1"/>
      <text:p text:style-name="P1"/>
      <text:p text:style-name="P3">Setting/Story:</text:p>
      <text:p text:style-name="P1"/>
      <text:p text:style-name="P1">- <text:span text:style-name="T3">kein festes </text:span><text:span text:style-name="T16">Epoche</text:span></text:p>
      <text:p text:style-name="P1">- <text:span text:style-name="T4">Protagonist </text:span><text:span text:style-name="T8">komisch oder nicht menschlich</text:span><text:span text:style-name="T4"> → Grund </text:span><text:span text:style-name="T7">für Wiederbelebung</text:span></text:p>
      <text:p text:style-name="P1">- <text:span text:style-name="T7">Protagonist absorbiert Artefakt → </text:span><text:span text:style-name="T9">macht übermenschlich/komisch → mehr Skills</text:span></text:p>
      <text:p text:style-name="P1">- <text:span text:style-name="T9">aufgrund Artefakt hört er Stimmen die ihn dazu bringen den Turm hoch zu gehen</text:span></text:p>
      <text:p text:style-name="P1">- <text:span text:style-name="T11">durch Artefakt erhält man Bruchstücke an Erinnerungen von Chars aus vergangenen Zeitaltern</text:span></text:p>
      <text:p text:style-name="P1">- <text:span text:style-name="T5">Turm zu hoch → Gottesstrafe </text:span><text:span text:style-name="T10">(→ Zeit zurück drehen)</text:span><text:span text:style-name="T5"> → alle tausend Jahre damit Menschen nicht zu fortgeschritten sind um weiter zu bauen</text:span></text:p>
      <text:p text:style-name="P1">- <text:span text:style-name="T5">nicht alles geht verloren → man weiß dass die Strafe alle tausend Jahre kommt</text:span></text:p>
      <text:p text:style-name="P1">- <text:span text:style-name="T5">am Anfang Strafe steht bevor man möchte hoch → mit Gott sprechen?</text:span></text:p>
      <text:p text:style-name="P1">- <text:span text:style-name="T6">Protagonist komisch aufgrund vorheriger Zeitalter → irgendwas mit ins neue Zeitalter mitgenommen</text:span></text:p>
      <text:p text:style-name="P1">- <text:span text:style-name="T12">alle anderen wissen nichts und glauben dir nicht → Companions müssen überzeugt werden</text:span></text:p>
      <text:p text:style-name="P1"/>
      <text:p text:style-name="P7">Tutorial:</text:p>
      <text:p text:style-name="P10"/>
      <text:p text:style-name="P1">- <text:span text:style-name="T7">Tutorial = eigenes Zeitalter → Ende Tutorial = Ende Zeitalter → fresh start danach</text:span></text:p>
      <text:p text:style-name="P1">- <text:span text:style-name="T10">Char A scheitert an Mission (Turm hoch) → Zeit wird zurückgedreht</text:span></text:p>
      <text:p text:style-name="P1">→ <text:span text:style-name="T10">Char B entdeckt Artefakt → Spiel fängt an (Tutorial Ende)</text:span></text:p>
      <text:p text:style-name="P1"/>
      <text:p text:style-name="P1"/>
      <text:p text:style-name="P5">Combat-System:</text:p>
      <text:p text:style-name="P2"/>
      <text:p text:style-name="P2">- <text:span text:style-name="T2">Echtzeit &gt; Strategy/Turn-Based</text:span></text:p>
      <text:p text:style-name="P2">- <text:span text:style-name="T2">Unterscheidung in Combat und nicht in Combat!</text:span></text:p>
      <text:p text:style-name="P2"/>
      <text:p text:style-name="P8">Design:</text:p>
      <text:p text:style-name="P8"/>
      <text:p text:style-name="P11">- <text:span text:style-name="T13">2D &gt; 3D</text:span></text:p>
      <text:p text:style-name="P12">- top-down view (Terranigma, Earthbound, etc)</text:p>
      <text:p text:style-name="P12">- <text:span text:style-name="T14">Dialog: Textfelder mit Dialog choices im fallout style</text:span></text:p>
      <text:p text:style-name="P12">- <text:span text:style-name="T15">was du in der Gegend verbessert hat nicht absehbare benefits (neue NPCs, …)</text:span></text:p>
      <text:p text:style-name="P12"/>
      <text:p text:style-name="P9">Grindzone:</text:p>
      <text:p text:style-name="P9"/>
      <text:p text:style-name="P13">- Base: Farmen/Anpflanzen, <text:span text:style-name="T17">Haus ausgestalten, Lager, rudimentäres Crafting, nur zuhause kann man skillen (→ meditieren), …</text:span></text:p>
      <text:p text:style-name="P13">→ <text:span text:style-name="T25">Zentraler Punkt von wo du aus Town und Turm erreichst</text:span></text:p>
      <text:p text:style-name="P13"/>
      <text:p text:style-name="P13"/>
      <text:p text:style-name="P13"><text:soft-page-break/>- <text:span text:style-name="T18">Town:</text:span></text:p>
      <text:p text:style-name="P13"><text:tab/>→ <text:span text:style-name="T18">anfangs Dorf, wird zuerst von einem selber und paar Dorfleuten mit eigenen <text:tab/><text:tab/> <text:s text:c="3"/>Resourcen ausgebaut, später </text:span><text:span text:style-name="T19">ab einen bestimmten Threshold</text:span><text:span text:style-name="T18"> mit Geld von <text:tab/><text:tab/> <text:s text:c="3"/>anderen Leute wenn Dorf größer ist</text:span> </text:p>
      <text:p text:style-name="P13"><text:tab/>→ <text:span text:style-name="T19">Companions eher im späteren Spiel wenn Stadt größer ausgebaut mit vielen <text:tab/><text:tab/> <text:s text:c="4"/>Leuten</text:span></text:p>
      <text:p text:style-name="P12">- <text:span text:style-name="T19">Town beinhaltet:</text:span></text:p>
      <text:p text:style-name="P12"><text:tab/>→ <text:span text:style-name="T19">Schmied, Gemischtwarenladen (vllt mehrere Läden für mehrere Sachen),<text:tab/> <text:tab/> <text:s text:c="4"/>Taverne, Zaubererturm/laden, Trainingshallen, </text:span><text:span text:style-name="T20">Black market mit illegal shit, </text:span></text:p>
      <text:p text:style-name="P12"><text:tab/> <text:s text:c="4"/><text:span text:style-name="T20">Kirche/religiöse Stätte </text:span><text:span text:style-name="T21">(Konflikt weil du den Turm hochgehst?), </text:span><text:span text:style-name="T22">Town hall,</text:span></text:p>
      <text:p text:style-name="P12"><text:tab/> <text:s text:c="4"/><text:span text:style-name="T24">bestimmte Leute können Konflikte auslösen</text:span></text:p>
      <text:p text:style-name="P12"/>
      <text:p text:style-name="P14">- Wildernis:</text:p>
      <text:p text:style-name="P14"><text:tab/>→ grindin für Gold, Exp, Resourcen, etc…</text:p>
      <text:p text:style-name="P14"><text:tab/>→ <text:span text:style-name="T23">spezielle Events/Orte für Items, NPCs, Waffen, whatever…</text:span></text:p>
      <text:p text:style-name="P14"><text:tab/>→ <text:span text:style-name="T24">es gibt dort auch Flashbacks </text:span><text:span text:style-name="T25">an bestimmten Orten</text:span></text:p>
      <text:p text:style-name="P14"/>
      <text:p text:style-name="P18">Turm:</text:p>
      <text:p text:style-name="P18"/>
      <text:p text:style-name="P18"><text:span text:style-name="T26">- viele Ebenen, die immer größer und schwerer werden</text:span></text:p>
      <text:p text:style-name="P18"><text:span text:style-name="T26">- Turm bezwingen soll daueren (womöglich länger als eine Spiel session)</text:span></text:p>
      <text:p text:style-name="P18"><text:span text:style-name="T26">- </text:span><text:span text:style-name="T27">Ebenen abhängig verschiedene Monster</text:span></text:p>
      <text:p text:style-name="P18"><text:span text:style-name="T27">- Monster randomly generated</text:span></text:p>
      <text:p text:style-name="P19"><text:span text:style-name="T27">- Ebene randomly generated</text:span></text:p>
      <text:p text:style-name="P19"><text:span text:style-name="T27">- Bosse an bestimmten Stellen (mit verschiedenen Variationen)</text:span></text:p>
      <text:p text:style-name="P19"><text:span text:style-name="T27">- wenn du weit kommst werden dafür Stellen davor im nächsten Anlauf erleichtert (weniger Monster oder man kommt schneller voran)</text:span></text:p>
      <text:p text:style-name="P19"><text:span text:style-name="T27">- </text:span><text:span text:style-name="T28">spezielle einmalige Events/Flashbacks im Turm</text:span></text:p>
      <text:p text:style-name="P19"><text:span text:style-name="T28">- Ruhe passagen nach jedem Boss und kleinere Variante random im Turm verteilt</text:span></text:p>
      <text:p text:style-name="P19"><text:span text:style-name="T28">- </text:span><text:span text:style-name="T29">secret places die bestimmte Items/NPCs benötigen um sie zu erreichen</text:span></text:p>
      <text:p text:style-name="P19"><text:span text:style-name="T29">- random Fallen (bspw Giftraum, </text:span><text:span text:style-name="T30">Monster house</text:span><text:span text:style-name="T29">)</text:span></text:p>
      <text:p text:style-name="P19"><text:span text:style-name="T29">- </text:span><text:span text:style-name="T30">auf einer Ebene führen nicht alle Wege zum Boss</text:span></text:p>
      <text:p text:style-name="P19"><text:span text:style-name="T30">- <text:s/></text:span><text:span text:style-name="T31">rumbling can be heard from the distance → Turm ändert sich</text:span></text:p>
      <text:p text:style-name="P19"><text:span text:style-name="T31"/></text:p>
      <text:p text:style-name="P16">Artstyle:</text:p>
      <text:p text:style-name="P16"><text:span text:style-name="T32"/></text:p>
      <text:p text:style-name="P16"><text:span text:style-name="T32">- </text:span><text:span text:style-name="T33">~ Pokemon Feuerot</text:span></text:p>
      <text:p text:style-name="P17"><text:span text:style-name="T32">- nicht zu pixelig, also etwas detail</text:span></text:p>
      <text:p text:style-name="P17"><text:span text:style-name="T32">- schon farbenfroh, nicht grim wie FF 6</text:span></text:p>
      <text:p text:style-name="P17"><text:span text:style-name="T32">- </text:span><text:span text:style-name="T34">Charakter nicht chibi, sondern grown ass man with dick and balls a lá Terranigma</text:span></text:p>
      <text:p text:style-name="P17"><text:span text:style-name="T34">- </text:span><text:span text:style-name="T35">Monster cartoonish lookin as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2T18:44:52.573000000</meta:creation-date>
    <dc:date>2021-08-03T17:53:34.278000000</dc:date>
    <meta:editing-duration>PT2H27M5S</meta:editing-duration>
    <meta:editing-cycles>45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63" meta:word-count="551" meta:character-count="3494" meta:non-whitespace-character-count="2959"/>
  </office:meta>
</office:document-meta>
</file>